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Linearizabi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office:value-type="string" calcext:value-type="string" table:number-columns-spanned="2" table:number-rows-spanned="1">
            <text:p>Sequential Consistency</text:p>
          </table:table-cell>
          <table:covered-table-cell/>
          <table:table-cell office:value-type="string" calcext:value-type="string" table:number-columns-spanned="2" table:number-rows-spanned="1">
            <text:p>Quiescent Consistency</text:p>
          </table:table-cell>
          <table:covered-table-cell/>
          <table:table-cell office:value-type="string" calcext:value-type="string" table:number-columns-spanned="2" table:number-rows-spanned="1">
            <text:p>Quasi-Linearizability</text:p>
          </table:table-cell>
          <table:covered-table-cell/>
          <table:table-cell/>
          <table:table-cell office:value-type="string" calcext:value-type="string">
            <text:p>TBB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C5]" office:value-type="float" office:value="0.013952278" calcext:value-type="float">
            <text:p>0.013952278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0.543823872" calcext:value-type="float">
            <text:p>0.543823872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C27]" office:value-type="float" office:value="60.153748187" calcext:value-type="float">
            <text:p>60.153748187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C38]" office:value-type="float" office:value="8938.128112027" calcext:value-type="float">
            <text:p>8938.12811202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/>
          <table:table-cell office:value-type="string" calcext:value-type="string">
            <text:p>FIFO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C6]" office:value-type="float" office:value="0.009807333" calcext:value-type="float">
            <text:p>0.009807333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C17]" office:value-type="float" office:value="0.541531882" calcext:value-type="float">
            <text:p>0.541531882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C28]" office:value-type="float" office:value="62.384040804" calcext:value-type="float">
            <text:p>62.384040804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C39]" office:value-type="float" office:value="9110.939166821" calcext:value-type="float">
            <text:p>9110.93916682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QUEUE</text:p>
          </table:table-cell>
          <table:table-cell office:value-type="float" office:value="0.001574075" calcext:value-type="float">
            <text:p>0.001574075</text:p>
          </table:table-cell>
          <table:table-cell office:value-type="float" office:value="0.013952278" calcext:value-type="float">
            <text:p>0.013952278</text:p>
          </table:table-cell>
          <table:table-cell office:value-type="float" office:value="0.001880677" calcext:value-type="float">
            <text:p>0.001880677</text:p>
          </table:table-cell>
          <table:table-cell office:value-type="float" office:value="0.00709114" calcext:value-type="float">
            <text:p>0.00709114</text:p>
          </table:table-cell>
          <table:table-cell office:value-type="float" office:value="0.001756863" calcext:value-type="float">
            <text:p>0.001756863</text:p>
          </table:table-cell>
          <table:table-cell office:value-type="float" office:value="0.009857758" calcext:value-type="float">
            <text:p>0.009857758</text:p>
          </table:table-cell>
          <table:table-cell office:value-type="float" office:value="0.001765474" calcext:value-type="float">
            <text:p>0.001765474</text:p>
          </table:table-cell>
          <table:table-cell office:value-type="float" office:value="0.019388489" calcext:value-type="float">
            <text:p>0.019388489</text:p>
          </table:table-cell>
          <table:table-cell/>
          <table:table-cell office:value-type="string" calcext:value-type="string">
            <text:p>BOOST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C7]" office:value-type="float" office:value="0.015754457" calcext:value-type="float">
            <text:p>0.015754457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C18]" office:value-type="float" office:value="0.553021027" calcext:value-type="float">
            <text:p>0.553021027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C29]" office:value-type="float" office:value="60.1055468" calcext:value-type="float">
            <text:p>60.1055468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C40]" office:value-type="float" office:value="8613.127354785" calcext:value-type="float">
            <text:p>8613.12735478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FIFO_QUEUE</text:p>
          </table:table-cell>
          <table:table-cell office:value-type="float" office:value="0.000325035" calcext:value-type="float">
            <text:p>0.000325035</text:p>
          </table:table-cell>
          <table:table-cell office:value-type="float" office:value="0.009807333" calcext:value-type="float">
            <text:p>0.009807333</text:p>
          </table:table-cell>
          <table:table-cell office:value-type="float" office:value="0.000265474" calcext:value-type="float">
            <text:p>0.000265474</text:p>
          </table:table-cell>
          <table:table-cell office:value-type="float" office:value="0.046243946" calcext:value-type="float">
            <text:p>0.046243946</text:p>
          </table:table-cell>
          <table:table-cell office:value-type="float" office:value="0.000227843" calcext:value-type="float">
            <text:p>0.000227843</text:p>
          </table:table-cell>
          <table:table-cell office:value-type="float" office:value="0.005631633" calcext:value-type="float">
            <text:p>0.005631633</text:p>
          </table:table-cell>
          <table:table-cell office:value-type="float" office:value="0.000388446" calcext:value-type="float">
            <text:p>0.000388446</text:p>
          </table:table-cell>
          <table:table-cell office:value-type="float" office:value="0.016441765" calcext:value-type="float">
            <text:p>0.016441765</text:p>
          </table:table-cell>
          <table:table-cell/>
          <table:table-cell office:value-type="string" calcext:value-type="string">
            <text:p>TERVEL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C8]" office:value-type="float" office:value="0.016110112" calcext:value-type="float">
            <text:p>0.016110112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C19]" office:value-type="float" office:value="0.332198399" calcext:value-type="float">
            <text:p>0.332198399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C30]" office:value-type="float" office:value="44.075804362" calcext:value-type="float">
            <text:p>44.075804362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C41]" office:value-type="float" office:value="4483.231344721" calcext:value-type="float">
            <text:p>4483.23134472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BOOST_STACK</text:p>
          </table:table-cell>
          <table:table-cell office:value-type="float" office:value="0.000193923" calcext:value-type="float">
            <text:p>0.000193923</text:p>
          </table:table-cell>
          <table:table-cell office:value-type="float" office:value="0.015754457" calcext:value-type="float">
            <text:p>0.015754457</text:p>
          </table:table-cell>
          <table:table-cell office:value-type="float" office:value="0.000293124" calcext:value-type="float">
            <text:p>0.000293124</text:p>
          </table:table-cell>
          <table:table-cell office:value-type="float" office:value="0.009180321" calcext:value-type="float">
            <text:p>0.009180321</text:p>
          </table:table-cell>
          <table:table-cell office:value-type="float" office:value="0.000228552" calcext:value-type="float">
            <text:p>0.000228552</text:p>
          </table:table-cell>
          <table:table-cell office:value-type="float" office:value="0.013149012" calcext:value-type="float">
            <text:p>0.013149012</text:p>
          </table:table-cell>
          <table:table-cell office:value-type="float" office:value="0.000293094" calcext:value-type="float">
            <text:p>0.000293094</text:p>
          </table:table-cell>
          <table:table-cell office:value-type="float" office:value="0.022191948" calcext:value-type="float">
            <text:p>0.022191948</text:p>
          </table:table-cell>
          <table:table-cell/>
          <table:table-cell office:value-type="string" calcext:value-type="string">
            <text:p>TBB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C9]" office:value-type="float" office:value="0.010592015" calcext:value-type="float">
            <text:p>0.010592015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C20]" office:value-type="float" office:value="0.579843727" calcext:value-type="float">
            <text:p>0.579843727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C31]" office:value-type="float" office:value="58.405698376" calcext:value-type="float">
            <text:p>58.405698376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C42]" office:value-type="float" office:value="7831.538231096" calcext:value-type="float">
            <text:p>7831.53823109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ERVEL_STACK</text:p>
          </table:table-cell>
          <table:table-cell office:value-type="float" office:value="0.000855133" calcext:value-type="float">
            <text:p>0.000855133</text:p>
          </table:table-cell>
          <table:table-cell office:value-type="float" office:value="0.016110112" calcext:value-type="float">
            <text:p>0.016110112</text:p>
          </table:table-cell>
          <table:table-cell office:value-type="float" office:value="0.00065898" calcext:value-type="float">
            <text:p>0.00065898</text:p>
          </table:table-cell>
          <table:table-cell office:value-type="float" office:value="0.007634868" calcext:value-type="float">
            <text:p>0.007634868</text:p>
          </table:table-cell>
          <table:table-cell office:value-type="float" office:value="0.000670758" calcext:value-type="float">
            <text:p>0.000670758</text:p>
          </table:table-cell>
          <table:table-cell office:value-type="float" office:value="0.004705541" calcext:value-type="float">
            <text:p>0.004705541</text:p>
          </table:table-cell>
          <table:table-cell office:value-type="float" office:value="0.000715811" calcext:value-type="float">
            <text:p>0.000715811</text:p>
          </table:table-cell>
          <table:table-cell office:value-type="float" office:value="0.018990311" calcext:value-type="float">
            <text:p>0.018990311</text:p>
          </table:table-cell>
          <table:table-cell/>
          <table:table-cell office:value-type="string" calcext:value-type="string">
            <text:p>TERVEL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C10]" office:value-type="float" office:value="0.011775334" calcext:value-type="float">
            <text:p>0.011775334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C21]" office:value-type="float" office:value="0.534384273" calcext:value-type="float">
            <text:p>0.534384273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C32]" office:value-type="float" office:value="52.210872699" calcext:value-type="float">
            <text:p>52.210872699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C43]" office:value-type="float" office:value="7181.725486666" calcext:value-type="float">
            <text:p>7181.72548666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MAP</text:p>
          </table:table-cell>
          <table:table-cell office:value-type="float" office:value="0.002134693" calcext:value-type="float">
            <text:p>0.002134693</text:p>
          </table:table-cell>
          <table:table-cell office:value-type="float" office:value="0.010592015" calcext:value-type="float">
            <text:p>0.010592015</text:p>
          </table:table-cell>
          <table:table-cell office:value-type="float" office:value="0.001663993" calcext:value-type="float">
            <text:p>0.001663993</text:p>
          </table:table-cell>
          <table:table-cell office:value-type="float" office:value="0.005821093" calcext:value-type="float">
            <text:p>0.005821093</text:p>
          </table:table-cell>
          <table:table-cell office:value-type="float" office:value="0.002247289" calcext:value-type="float">
            <text:p>0.002247289</text:p>
          </table:table-cell>
          <table:table-cell office:value-type="float" office:value="0.005042876" calcext:value-type="float">
            <text:p>0.005042876</text:p>
          </table:table-cell>
          <table:table-cell office:value-type="float" office:value="0.002112379" calcext:value-type="float">
            <text:p>0.002112379</text:p>
          </table:table-cell>
          <table:table-cell office:value-type="float" office:value="0.016442337" calcext:value-type="float">
            <text:p>0.0164423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RVEL_MAP</text:p>
          </table:table-cell>
          <table:table-cell office:value-type="float" office:value="0.001838729" calcext:value-type="float">
            <text:p>0.001838729</text:p>
          </table:table-cell>
          <table:table-cell office:value-type="float" office:value="0.011775334" calcext:value-type="float">
            <text:p>0.011775334</text:p>
          </table:table-cell>
          <table:table-cell office:value-type="float" office:value="0.001230608" calcext:value-type="float">
            <text:p>0.001230608</text:p>
          </table:table-cell>
          <table:table-cell office:value-type="float" office:value="0.00428155" calcext:value-type="float">
            <text:p>0.00428155</text:p>
          </table:table-cell>
          <table:table-cell office:value-type="float" office:value="0.001470549" calcext:value-type="float">
            <text:p>0.001470549</text:p>
          </table:table-cell>
          <table:table-cell office:value-type="float" office:value="0.004119643" calcext:value-type="float">
            <text:p>0.004119643</text:p>
          </table:table-cell>
          <table:table-cell office:value-type="float" office:value="0.001238896" calcext:value-type="float">
            <text:p>0.001238896</text:p>
          </table:table-cell>
          <table:table-cell office:value-type="float" office:value="0.015129668" calcext:value-type="float">
            <text:p>0.015129668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Sequential Consistenc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office:value-type="string" calcext:value-type="string" table:number-columns-spanned="2" table:number-rows-spanned="1">
            <text:p>Sequential Consistency</text:p>
          </table:table-cell>
          <table:covered-table-cell/>
          <table:table-cell office:value-type="string" calcext:value-type="string" table:number-columns-spanned="2" table:number-rows-spanned="1">
            <text:p>Quiescent Consistency</text:p>
          </table:table-cell>
          <table:covered-table-cell/>
          <table:table-cell office:value-type="string" calcext:value-type="string" table:number-columns-spanned="2" table:number-rows-spanned="1">
            <text:p>Quasi-Linearizability</text:p>
          </table:table-cell>
          <table:covered-table-cell/>
          <table:table-cell/>
          <table:table-cell office:value-type="string" calcext:value-type="string">
            <text:p>TBB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E5]" office:value-type="float" office:value="0.00709114" calcext:value-type="float">
            <text:p>0.00709114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0.202674816" calcext:value-type="float">
            <text:p>0.202674816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E27]" office:value-type="float" office:value="20.488212172" calcext:value-type="float">
            <text:p>20.488212172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E38]" office:value-type="float" office:value="3473.065855526" calcext:value-type="float">
            <text:p>3473.06585552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/>
          <table:table-cell office:value-type="string" calcext:value-type="string">
            <text:p>FIFO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E6]" office:value-type="float" office:value="0.046243946" calcext:value-type="float">
            <text:p>0.046243946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E17]" office:value-type="float" office:value="0.200928219" calcext:value-type="float">
            <text:p>0.200928219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E28]" office:value-type="float" office:value="17.092209164" calcext:value-type="float">
            <text:p>17.092209164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E39]" office:value-type="float" office:value="3495.275160343" calcext:value-type="float">
            <text:p>3495.27516034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QUEUE</text:p>
          </table:table-cell>
          <table:table-cell office:value-type="float" office:value="0.00385185" calcext:value-type="float">
            <text:p>0.00385185</text:p>
          </table:table-cell>
          <table:table-cell office:value-type="float" office:value="0.543823872" calcext:value-type="float">
            <text:p>0.543823872</text:p>
          </table:table-cell>
          <table:table-cell office:value-type="float" office:value="0.002890492" calcext:value-type="float">
            <text:p>0.002890492</text:p>
          </table:table-cell>
          <table:table-cell office:value-type="float" office:value="0.202674816" calcext:value-type="float">
            <text:p>0.202674816</text:p>
          </table:table-cell>
          <table:table-cell office:value-type="float" office:value="0.003105941" calcext:value-type="float">
            <text:p>0.003105941</text:p>
          </table:table-cell>
          <table:table-cell office:value-type="float" office:value="0.144132265" calcext:value-type="float">
            <text:p>0.144132265</text:p>
          </table:table-cell>
          <table:table-cell office:value-type="float" office:value="0.002921763" calcext:value-type="float">
            <text:p>0.002921763</text:p>
          </table:table-cell>
          <table:table-cell office:value-type="float" office:value="0.805771429" calcext:value-type="float">
            <text:p>0.805771429</text:p>
          </table:table-cell>
          <table:table-cell/>
          <table:table-cell office:value-type="string" calcext:value-type="string">
            <text:p>BOOST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E7]" office:value-type="float" office:value="0.009180321" calcext:value-type="float">
            <text:p>0.009180321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E18]" office:value-type="float" office:value="0.20620888" calcext:value-type="float">
            <text:p>0.20620888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E29]" office:value-type="float" office:value="20.534595272" calcext:value-type="float">
            <text:p>20.534595272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E40]" office:value-type="float" office:value="3425.94336962" calcext:value-type="float">
            <text:p>3425.9433696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FIFO_QUEUE</text:p>
          </table:table-cell>
          <table:table-cell office:value-type="float" office:value="0.002140962" calcext:value-type="float">
            <text:p>0.002140962</text:p>
          </table:table-cell>
          <table:table-cell office:value-type="float" office:value="0.541531882" calcext:value-type="float">
            <text:p>0.541531882</text:p>
          </table:table-cell>
          <table:table-cell office:value-type="float" office:value="0.002304995" calcext:value-type="float">
            <text:p>0.002304995</text:p>
          </table:table-cell>
          <table:table-cell office:value-type="float" office:value="0.200928219" calcext:value-type="float">
            <text:p>0.200928219</text:p>
          </table:table-cell>
          <table:table-cell office:value-type="float" office:value="0.002149219" calcext:value-type="float">
            <text:p>0.002149219</text:p>
          </table:table-cell>
          <table:table-cell office:value-type="float" office:value="0.172799726" calcext:value-type="float">
            <text:p>0.172799726</text:p>
          </table:table-cell>
          <table:table-cell office:value-type="float" office:value="0.002128922" calcext:value-type="float">
            <text:p>0.002128922</text:p>
          </table:table-cell>
          <table:table-cell office:value-type="float" office:value="0.828999127" calcext:value-type="float">
            <text:p>0.828999127</text:p>
          </table:table-cell>
          <table:table-cell/>
          <table:table-cell office:value-type="string" calcext:value-type="string">
            <text:p>TERVEL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E8]" office:value-type="float" office:value="0.007634868" calcext:value-type="float">
            <text:p>0.007634868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E19]" office:value-type="float" office:value="0.20231542" calcext:value-type="float">
            <text:p>0.20231542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E30]" office:value-type="float" office:value="18.286518513" calcext:value-type="float">
            <text:p>18.286518513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E41]" office:value-type="float" office:value="3403.894170351" calcext:value-type="float">
            <text:p>3403.89417035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BOOST_STACK</text:p>
          </table:table-cell>
          <table:table-cell office:value-type="float" office:value="0.004117397" calcext:value-type="float">
            <text:p>0.004117397</text:p>
          </table:table-cell>
          <table:table-cell office:value-type="float" office:value="0.553021027" calcext:value-type="float">
            <text:p>0.553021027</text:p>
          </table:table-cell>
          <table:table-cell office:value-type="float" office:value="0.003662379" calcext:value-type="float">
            <text:p>0.003662379</text:p>
          </table:table-cell>
          <table:table-cell office:value-type="float" office:value="0.20620888" calcext:value-type="float">
            <text:p>0.20620888</text:p>
          </table:table-cell>
          <table:table-cell office:value-type="float" office:value="0.003815321" calcext:value-type="float">
            <text:p>0.003815321</text:p>
          </table:table-cell>
          <table:table-cell office:value-type="float" office:value="0.217080992" calcext:value-type="float">
            <text:p>0.217080992</text:p>
          </table:table-cell>
          <table:table-cell office:value-type="float" office:value="0.003994407" calcext:value-type="float">
            <text:p>0.003994407</text:p>
          </table:table-cell>
          <table:table-cell office:value-type="float" office:value="0.8838391" calcext:value-type="float">
            <text:p>0.8838391</text:p>
          </table:table-cell>
          <table:table-cell/>
          <table:table-cell office:value-type="string" calcext:value-type="string">
            <text:p>TBB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E9]" office:value-type="float" office:value="0.005821093" calcext:value-type="float">
            <text:p>0.005821093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E20]" office:value-type="float" office:value="0.180764125" calcext:value-type="float">
            <text:p>0.180764125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E31]" office:value-type="float" office:value="17.331382094" calcext:value-type="float">
            <text:p>17.331382094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E42]" office:value-type="float" office:value="2559.642587242" calcext:value-type="float">
            <text:p>2559.64258724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ERVEL_STACK</text:p>
          </table:table-cell>
          <table:table-cell office:value-type="float" office:value="0.00688334" calcext:value-type="float">
            <text:p>0.00688334</text:p>
          </table:table-cell>
          <table:table-cell office:value-type="float" office:value="0.332198399" calcext:value-type="float">
            <text:p>0.332198399</text:p>
          </table:table-cell>
          <table:table-cell office:value-type="float" office:value="0.006767558" calcext:value-type="float">
            <text:p>0.006767558</text:p>
          </table:table-cell>
          <table:table-cell office:value-type="float" office:value="0.20231542" calcext:value-type="float">
            <text:p>0.20231542</text:p>
          </table:table-cell>
          <table:table-cell office:value-type="float" office:value="0.007131411" calcext:value-type="float">
            <text:p>0.007131411</text:p>
          </table:table-cell>
          <table:table-cell office:value-type="float" office:value="0.120685291" calcext:value-type="float">
            <text:p>0.120685291</text:p>
          </table:table-cell>
          <table:table-cell office:value-type="float" office:value="0.006658917" calcext:value-type="float">
            <text:p>0.006658917</text:p>
          </table:table-cell>
          <table:table-cell office:value-type="float" office:value="0.52921232" calcext:value-type="float">
            <text:p>0.52921232</text:p>
          </table:table-cell>
          <table:table-cell/>
          <table:table-cell office:value-type="string" calcext:value-type="string">
            <text:p>TERVEL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E10]" office:value-type="float" office:value="0.00428155" calcext:value-type="float">
            <text:p>0.00428155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E21]" office:value-type="float" office:value="0.149084487" calcext:value-type="float">
            <text:p>0.149084487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E32]" office:value-type="float" office:value="15.418927822" calcext:value-type="float">
            <text:p>15.418927822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E43]" office:value-type="float" office:value="2555.365651155" calcext:value-type="float">
            <text:p>2555.36565115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MAP</text:p>
          </table:table-cell>
          <table:table-cell office:value-type="float" office:value="0.002248556" calcext:value-type="float">
            <text:p>0.002248556</text:p>
          </table:table-cell>
          <table:table-cell office:value-type="float" office:value="0.579843727" calcext:value-type="float">
            <text:p>0.579843727</text:p>
          </table:table-cell>
          <table:table-cell office:value-type="float" office:value="0.004611186" calcext:value-type="float">
            <text:p>0.004611186</text:p>
          </table:table-cell>
          <table:table-cell office:value-type="float" office:value="0.180764125" calcext:value-type="float">
            <text:p>0.180764125</text:p>
          </table:table-cell>
          <table:table-cell office:value-type="float" office:value="0.00160807" calcext:value-type="float">
            <text:p>0.00160807</text:p>
          </table:table-cell>
          <table:table-cell office:value-type="float" office:value="0.095062357" calcext:value-type="float">
            <text:p>0.095062357</text:p>
          </table:table-cell>
          <table:table-cell office:value-type="float" office:value="0.002170899" calcext:value-type="float">
            <text:p>0.002170899</text:p>
          </table:table-cell>
          <table:table-cell office:value-type="float" office:value="0.678291903" calcext:value-type="float">
            <text:p>0.6782919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RVEL_MAP</text:p>
          </table:table-cell>
          <table:table-cell office:value-type="float" office:value="0.013667597" calcext:value-type="float">
            <text:p>0.013667597</text:p>
          </table:table-cell>
          <table:table-cell office:value-type="float" office:value="0.534384273" calcext:value-type="float">
            <text:p>0.534384273</text:p>
          </table:table-cell>
          <table:table-cell office:value-type="float" office:value="0.012975534" calcext:value-type="float">
            <text:p>0.012975534</text:p>
          </table:table-cell>
          <table:table-cell office:value-type="float" office:value="0.149084487" calcext:value-type="float">
            <text:p>0.149084487</text:p>
          </table:table-cell>
          <table:table-cell office:value-type="float" office:value="0.013802701" calcext:value-type="float">
            <text:p>0.013802701</text:p>
          </table:table-cell>
          <table:table-cell office:value-type="float" office:value="0.089175518" calcext:value-type="float">
            <text:p>0.089175518</text:p>
          </table:table-cell>
          <table:table-cell office:value-type="float" office:value="0.011142899" calcext:value-type="float">
            <text:p>0.011142899</text:p>
          </table:table-cell>
          <table:table-cell office:value-type="float" office:value="0.625253554" calcext:value-type="float">
            <text:p>0.625253554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Quiescent Consistenc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1000" calcext:value-type="float">
            <text:p>1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office:value-type="string" calcext:value-type="string" table:number-columns-spanned="2" table:number-rows-spanned="1">
            <text:p>Sequential Consistency</text:p>
          </table:table-cell>
          <table:covered-table-cell/>
          <table:table-cell office:value-type="string" calcext:value-type="string" table:number-columns-spanned="2" table:number-rows-spanned="1">
            <text:p>Quiescent Consistency</text:p>
          </table:table-cell>
          <table:covered-table-cell/>
          <table:table-cell office:value-type="string" calcext:value-type="string" table:number-columns-spanned="2" table:number-rows-spanned="1">
            <text:p>Quasi-Linearizability</text:p>
          </table:table-cell>
          <table:covered-table-cell/>
          <table:table-cell/>
          <table:table-cell office:value-type="string" calcext:value-type="string">
            <text:p>TBB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G5]" office:value-type="float" office:value="0.009857758" calcext:value-type="float">
            <text:p>0.009857758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0.144132265" calcext:value-type="float">
            <text:p>0.144132265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G27]" office:value-type="float" office:value="20.822645894" calcext:value-type="float">
            <text:p>20.822645894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G38]" office:value-type="float" office:value="4033.507332862" calcext:value-type="float">
            <text:p>4033.50733286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/>
          <table:table-cell office:value-type="string" calcext:value-type="string">
            <text:p>FIFO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G6]" office:value-type="float" office:value="0.005631633" calcext:value-type="float">
            <text:p>0.005631633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G17]" office:value-type="float" office:value="0.172799726" calcext:value-type="float">
            <text:p>0.172799726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G28]" office:value-type="float" office:value="19.424443187" calcext:value-type="float">
            <text:p>19.424443187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G39]" office:value-type="float" office:value="2530.439323292" calcext:value-type="float">
            <text:p>2530.43932329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QUEUE</text:p>
          </table:table-cell>
          <table:table-cell office:value-type="float" office:value="0.015106438" calcext:value-type="float">
            <text:p>0.015106438</text:p>
          </table:table-cell>
          <table:table-cell office:value-type="float" office:value="60.153748187" calcext:value-type="float">
            <text:p>60.153748187</text:p>
          </table:table-cell>
          <table:table-cell office:value-type="float" office:value="0.015906804" calcext:value-type="float">
            <text:p>0.015906804</text:p>
          </table:table-cell>
          <table:table-cell office:value-type="float" office:value="20.488212172" calcext:value-type="float">
            <text:p>20.488212172</text:p>
          </table:table-cell>
          <table:table-cell office:value-type="float" office:value="0.014857988" calcext:value-type="float">
            <text:p>0.014857988</text:p>
          </table:table-cell>
          <table:table-cell office:value-type="float" office:value="20.822645894" calcext:value-type="float">
            <text:p>20.822645894</text:p>
          </table:table-cell>
          <table:table-cell office:value-type="float" office:value="0.015995249" calcext:value-type="float">
            <text:p>0.015995249</text:p>
          </table:table-cell>
          <table:table-cell office:value-type="float" office:value="70.135125167" calcext:value-type="float">
            <text:p>70.135125167</text:p>
          </table:table-cell>
          <table:table-cell/>
          <table:table-cell office:value-type="string" calcext:value-type="string">
            <text:p>BOOST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G7]" office:value-type="float" office:value="0.013149012" calcext:value-type="float">
            <text:p>0.013149012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G18]" office:value-type="float" office:value="0.217080992" calcext:value-type="float">
            <text:p>0.217080992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G29]" office:value-type="float" office:value="16.649876319" calcext:value-type="float">
            <text:p>16.649876319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G40]" office:value-type="float" office:value="4109.056833616" calcext:value-type="float">
            <text:p>4109.05683361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FIFO_QUEUE</text:p>
          </table:table-cell>
          <table:table-cell office:value-type="float" office:value="0.02135159" calcext:value-type="float">
            <text:p>0.02135159</text:p>
          </table:table-cell>
          <table:table-cell office:value-type="float" office:value="62.384040804" calcext:value-type="float">
            <text:p>62.384040804</text:p>
          </table:table-cell>
          <table:table-cell office:value-type="float" office:value="0.020447681" calcext:value-type="float">
            <text:p>0.020447681</text:p>
          </table:table-cell>
          <table:table-cell office:value-type="float" office:value="17.092209164" calcext:value-type="float">
            <text:p>17.092209164</text:p>
          </table:table-cell>
          <table:table-cell office:value-type="float" office:value="0.020699353" calcext:value-type="float">
            <text:p>0.020699353</text:p>
          </table:table-cell>
          <table:table-cell office:value-type="float" office:value="19.424443187" calcext:value-type="float">
            <text:p>19.424443187</text:p>
          </table:table-cell>
          <table:table-cell office:value-type="float" office:value="0.0216441" calcext:value-type="float">
            <text:p>0.0216441</text:p>
          </table:table-cell>
          <table:table-cell office:value-type="float" office:value="87.000111124" calcext:value-type="float">
            <text:p>87.000111124</text:p>
          </table:table-cell>
          <table:table-cell/>
          <table:table-cell office:value-type="string" calcext:value-type="string">
            <text:p>TERVEL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G8]" office:value-type="float" office:value="0.004705541" calcext:value-type="float">
            <text:p>0.004705541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G19]" office:value-type="float" office:value="0.120685291" calcext:value-type="float">
            <text:p>0.120685291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G30]" office:value-type="float" office:value="6.770435213" calcext:value-type="float">
            <text:p>6.770435213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G41]" office:value-type="float" office:value="1312.673540583" calcext:value-type="float">
            <text:p>1312.67354058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BOOST_STACK</text:p>
          </table:table-cell>
          <table:table-cell office:value-type="float" office:value="0.022949147" calcext:value-type="float">
            <text:p>0.022949147</text:p>
          </table:table-cell>
          <table:table-cell office:value-type="float" office:value="60.1055468" calcext:value-type="float">
            <text:p>60.1055468</text:p>
          </table:table-cell>
          <table:table-cell office:value-type="float" office:value="0.027923914" calcext:value-type="float">
            <text:p>0.027923914</text:p>
          </table:table-cell>
          <table:table-cell office:value-type="float" office:value="20.534595272" calcext:value-type="float">
            <text:p>20.534595272</text:p>
          </table:table-cell>
          <table:table-cell office:value-type="float" office:value="0.024509581" calcext:value-type="float">
            <text:p>0.024509581</text:p>
          </table:table-cell>
          <table:table-cell office:value-type="float" office:value="16.649876319" calcext:value-type="float">
            <text:p>16.649876319</text:p>
          </table:table-cell>
          <table:table-cell office:value-type="float" office:value="0.025145702" calcext:value-type="float">
            <text:p>0.025145702</text:p>
          </table:table-cell>
          <table:table-cell office:value-type="float" office:value="86.563131089" calcext:value-type="float">
            <text:p>86.563131089</text:p>
          </table:table-cell>
          <table:table-cell/>
          <table:table-cell office:value-type="string" calcext:value-type="string">
            <text:p>TBB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G9]" office:value-type="float" office:value="0.005042876" calcext:value-type="float">
            <text:p>0.005042876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G20]" office:value-type="float" office:value="0.095062357" calcext:value-type="float">
            <text:p>0.095062357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G31]" office:value-type="float" office:value="14.664859082" calcext:value-type="float">
            <text:p>14.664859082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G42]" office:value-type="float" office:value="7333.070853251" calcext:value-type="float">
            <text:p>7333.07085325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ERVEL_STACK</text:p>
          </table:table-cell>
          <table:table-cell office:value-type="float" office:value="0.047256029" calcext:value-type="float">
            <text:p>0.047256029</text:p>
          </table:table-cell>
          <table:table-cell office:value-type="float" office:value="44.075804362" calcext:value-type="float">
            <text:p>44.075804362</text:p>
          </table:table-cell>
          <table:table-cell office:value-type="float" office:value="0.049550654" calcext:value-type="float">
            <text:p>0.049550654</text:p>
          </table:table-cell>
          <table:table-cell office:value-type="float" office:value="18.286518513" calcext:value-type="float">
            <text:p>18.286518513</text:p>
          </table:table-cell>
          <table:table-cell office:value-type="float" office:value="0.04855091" calcext:value-type="float">
            <text:p>0.04855091</text:p>
          </table:table-cell>
          <table:table-cell office:value-type="float" office:value="6.770435213" calcext:value-type="float">
            <text:p>6.770435213</text:p>
          </table:table-cell>
          <table:table-cell office:value-type="float" office:value="0.047786995" calcext:value-type="float">
            <text:p>0.047786995</text:p>
          </table:table-cell>
          <table:table-cell office:value-type="float" office:value="78.449824947" calcext:value-type="float">
            <text:p>78.449824947</text:p>
          </table:table-cell>
          <table:table-cell/>
          <table:table-cell office:value-type="string" calcext:value-type="string">
            <text:p>TERVEL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G10]" office:value-type="float" office:value="0.004119643" calcext:value-type="float">
            <text:p>0.004119643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G21]" office:value-type="float" office:value="0.089175518" calcext:value-type="float">
            <text:p>0.089175518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G32]" office:value-type="float" office:value="8.953499526" calcext:value-type="float">
            <text:p>8.953499526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G43]" office:value-type="float" office:value="1625.037330291" calcext:value-type="float">
            <text:p>1625.03733029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MAP</text:p>
          </table:table-cell>
          <table:table-cell office:value-type="float" office:value="0.003538163" calcext:value-type="float">
            <text:p>0.003538163</text:p>
          </table:table-cell>
          <table:table-cell office:value-type="float" office:value="58.405698376" calcext:value-type="float">
            <text:p>58.405698376</text:p>
          </table:table-cell>
          <table:table-cell office:value-type="float" office:value="0.003506086" calcext:value-type="float">
            <text:p>0.003506086</text:p>
          </table:table-cell>
          <table:table-cell office:value-type="float" office:value="17.331382094" calcext:value-type="float">
            <text:p>17.331382094</text:p>
          </table:table-cell>
          <table:table-cell office:value-type="float" office:value="0.00378057" calcext:value-type="float">
            <text:p>0.00378057</text:p>
          </table:table-cell>
          <table:table-cell office:value-type="float" office:value="14.664859082" calcext:value-type="float">
            <text:p>14.664859082</text:p>
          </table:table-cell>
          <table:table-cell office:value-type="float" office:value="0.003363826" calcext:value-type="float">
            <text:p>0.003363826</text:p>
          </table:table-cell>
          <table:table-cell office:value-type="float" office:value="70.246568427" calcext:value-type="float">
            <text:p>70.2465684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RVEL_MAP</text:p>
          </table:table-cell>
          <table:table-cell office:value-type="float" office:value="0.077293918" calcext:value-type="float">
            <text:p>0.077293918</text:p>
          </table:table-cell>
          <table:table-cell office:value-type="float" office:value="52.210872699" calcext:value-type="float">
            <text:p>52.210872699</text:p>
          </table:table-cell>
          <table:table-cell office:value-type="float" office:value="0.083631834" calcext:value-type="float">
            <text:p>0.083631834</text:p>
          </table:table-cell>
          <table:table-cell office:value-type="float" office:value="15.418927822" calcext:value-type="float">
            <text:p>15.418927822</text:p>
          </table:table-cell>
          <table:table-cell office:value-type="float" office:value="0.07734065" calcext:value-type="float">
            <text:p>0.07734065</text:p>
          </table:table-cell>
          <table:table-cell office:value-type="float" office:value="8.953499526" calcext:value-type="float">
            <text:p>8.953499526</text:p>
          </table:table-cell>
          <table:table-cell office:value-type="float" office:value="0.077634451" calcext:value-type="float">
            <text:p>0.077634451</text:p>
          </table:table-cell>
          <table:table-cell office:value-type="float" office:value="61.479444624" calcext:value-type="float">
            <text:p>61.479444624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Quasi-Linearizabi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10000" calcext:value-type="float">
            <text:p>100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office:value-type="string" calcext:value-type="string" table:number-columns-spanned="2" table:number-rows-spanned="1">
            <text:p>Sequential Consistency</text:p>
          </table:table-cell>
          <table:covered-table-cell/>
          <table:table-cell office:value-type="string" calcext:value-type="string" table:number-columns-spanned="2" table:number-rows-spanned="1">
            <text:p>Quiescent Consistency</text:p>
          </table:table-cell>
          <table:covered-table-cell/>
          <table:table-cell office:value-type="string" calcext:value-type="string" table:number-columns-spanned="2" table:number-rows-spanned="1">
            <text:p>Quasi-Linearizability</text:p>
          </table:table-cell>
          <table:covered-table-cell/>
          <table:table-cell/>
          <table:table-cell office:value-type="string" calcext:value-type="string">
            <text:p>TBB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I5]" office:value-type="float" office:value="0.019388489" calcext:value-type="float">
            <text:p>0.019388489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I16]" office:value-type="float" office:value="0.805771429" calcext:value-type="float">
            <text:p>0.805771429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I27]" office:value-type="float" office:value="70.135125167" calcext:value-type="float">
            <text:p>70.135125167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I38]" office:value-type="float" office:value="10949.661790775" calcext:value-type="float">
            <text:p>10949.6617907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ification</text:p>
          </table:table-cell>
          <table:table-cell/>
          <table:table-cell office:value-type="string" calcext:value-type="string">
            <text:p>FIFO_QUEUE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I6]" office:value-type="float" office:value="0.016441765" calcext:value-type="float">
            <text:p>0.016441765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I17]" office:value-type="float" office:value="0.828999127" calcext:value-type="float">
            <text:p>0.828999127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I28]" office:value-type="float" office:value="87.000111124" calcext:value-type="float">
            <text:p>87.000111124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I39]" office:value-type="float" office:value="11294.843730556" calcext:value-type="float">
            <text:p>11294.84373055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QUEUE</text:p>
          </table:table-cell>
          <table:table-cell office:value-type="float" office:value="0.105653163" calcext:value-type="float">
            <text:p>0.105653163</text:p>
          </table:table-cell>
          <table:table-cell office:value-type="float" office:value="8938.128112027" calcext:value-type="float">
            <text:p>8938.128112027</text:p>
          </table:table-cell>
          <table:table-cell office:value-type="float" office:value="0.091004698" calcext:value-type="float">
            <text:p>0.091004698</text:p>
          </table:table-cell>
          <table:table-cell office:value-type="float" office:value="3473.065855526" calcext:value-type="float">
            <text:p>3473.065855526</text:p>
          </table:table-cell>
          <table:table-cell office:value-type="float" office:value="0.104629613" calcext:value-type="float">
            <text:p>0.104629613</text:p>
          </table:table-cell>
          <table:table-cell office:value-type="float" office:value="4033.507332862" calcext:value-type="float">
            <text:p>4033.507332862</text:p>
          </table:table-cell>
          <table:table-cell office:value-type="float" office:value="0.110186283" calcext:value-type="float">
            <text:p>0.110186283</text:p>
          </table:table-cell>
          <table:table-cell office:value-type="float" office:value="10949.661790775" calcext:value-type="float">
            <text:p>10949.661790775</text:p>
          </table:table-cell>
          <table:table-cell/>
          <table:table-cell office:value-type="string" calcext:value-type="string">
            <text:p>BOOST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I7]" office:value-type="float" office:value="0.022191948" calcext:value-type="float">
            <text:p>0.022191948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I18]" office:value-type="float" office:value="0.8838391" calcext:value-type="float">
            <text:p>0.8838391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I29]" office:value-type="float" office:value="86.563131089" calcext:value-type="float">
            <text:p>86.563131089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I40]" office:value-type="float" office:value="10876.939751242" calcext:value-type="float">
            <text:p>10876.93975124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FIFO_QUEUE</text:p>
          </table:table-cell>
          <table:table-cell table:style-name="ce1" office:value-type="float" office:value="0.212192781" calcext:value-type="float">
            <text:p>0.212192781</text:p>
          </table:table-cell>
          <table:table-cell table:style-name="ce1" office:value-type="float" office:value="9110.939166821" calcext:value-type="float">
            <text:p>9110.939166821</text:p>
          </table:table-cell>
          <table:table-cell table:style-name="ce1" office:value-type="float" office:value="0.212009602" calcext:value-type="float">
            <text:p>0.212009602</text:p>
          </table:table-cell>
          <table:table-cell table:style-name="ce1" office:value-type="float" office:value="3495.275160343" calcext:value-type="float">
            <text:p>3495.275160343</text:p>
          </table:table-cell>
          <table:table-cell table:style-name="ce1" office:value-type="float" office:value="0.217727744" calcext:value-type="float">
            <text:p>0.217727744</text:p>
          </table:table-cell>
          <table:table-cell table:style-name="ce1" office:value-type="float" office:value="2530.439323292" calcext:value-type="float">
            <text:p>2530.439323292</text:p>
          </table:table-cell>
          <table:table-cell table:style-name="ce1" office:value-type="float" office:value="0.21861108" calcext:value-type="float">
            <text:p>0.21861108</text:p>
          </table:table-cell>
          <table:table-cell table:style-name="ce1" office:value-type="float" office:value="11294.843730556" calcext:value-type="float">
            <text:p>11294.843730556</text:p>
          </table:table-cell>
          <table:table-cell/>
          <table:table-cell office:value-type="string" calcext:value-type="string">
            <text:p>TERVEL_STACK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I8]" office:value-type="float" office:value="0.018990311" calcext:value-type="float">
            <text:p>0.018990311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I19]" office:value-type="float" office:value="0.52921232" calcext:value-type="float">
            <text:p>0.52921232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I30]" office:value-type="float" office:value="78.449824947" calcext:value-type="float">
            <text:p>78.449824947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I41]" office:value-type="float" office:value="10830.938313068" calcext:value-type="float">
            <text:p>10830.93831306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BOOST_STACK</text:p>
          </table:table-cell>
          <table:table-cell table:style-name="ce1" office:value-type="float" office:value="0.209942715" calcext:value-type="float">
            <text:p>0.209942715</text:p>
          </table:table-cell>
          <table:table-cell table:style-name="ce1" office:value-type="float" office:value="8613.127354785" calcext:value-type="float">
            <text:p>8613.127354785</text:p>
          </table:table-cell>
          <table:table-cell office:value-type="float" office:value="0.211647137" calcext:value-type="float">
            <text:p>0.211647137</text:p>
          </table:table-cell>
          <table:table-cell office:value-type="float" office:value="3425.94336962" calcext:value-type="float">
            <text:p>3425.94336962</text:p>
          </table:table-cell>
          <table:table-cell office:value-type="float" office:value="0.195930454" calcext:value-type="float">
            <text:p>0.195930454</text:p>
          </table:table-cell>
          <table:table-cell office:value-type="float" office:value="4109.056833616" calcext:value-type="float">
            <text:p>4109.056833616</text:p>
          </table:table-cell>
          <table:table-cell office:value-type="float" office:value="0.197933723" calcext:value-type="float">
            <text:p>0.197933723</text:p>
          </table:table-cell>
          <table:table-cell office:value-type="float" office:value="10876.939751242" calcext:value-type="float">
            <text:p>10876.939751242</text:p>
          </table:table-cell>
          <table:table-cell/>
          <table:table-cell office:value-type="string" calcext:value-type="string">
            <text:p>TBB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I9]" office:value-type="float" office:value="0.016442337" calcext:value-type="float">
            <text:p>0.016442337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I20]" office:value-type="float" office:value="0.678291903" calcext:value-type="float">
            <text:p>0.678291903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I31]" office:value-type="float" office:value="70.246568427" calcext:value-type="float">
            <text:p>70.246568427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I42]" office:value-type="float" office:value="9005.534163111" calcext:value-type="float">
            <text:p>9005.53416311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ERVEL_STACK</text:p>
          </table:table-cell>
          <table:table-cell office:value-type="float" office:value="0.461855392" calcext:value-type="float">
            <text:p>0.461855392</text:p>
          </table:table-cell>
          <table:table-cell office:value-type="float" office:value="4483.231344721" calcext:value-type="float">
            <text:p>4483.231344721</text:p>
          </table:table-cell>
          <table:table-cell office:value-type="float" office:value="0.461858444" calcext:value-type="float">
            <text:p>0.461858444</text:p>
          </table:table-cell>
          <table:table-cell office:value-type="float" office:value="3403.894170351" calcext:value-type="float">
            <text:p>3403.894170351</text:p>
          </table:table-cell>
          <table:table-cell office:value-type="float" office:value="0.439897174" calcext:value-type="float">
            <text:p>0.439897174</text:p>
          </table:table-cell>
          <table:table-cell office:value-type="float" office:value="1312.673540583" calcext:value-type="float">
            <text:p>1312.673540583</text:p>
          </table:table-cell>
          <table:table-cell office:value-type="float" office:value="0.475910705" calcext:value-type="float">
            <text:p>0.475910705</text:p>
          </table:table-cell>
          <table:table-cell office:value-type="float" office:value="10830.938313068" calcext:value-type="float">
            <text:p>10830.938313068</text:p>
          </table:table-cell>
          <table:table-cell/>
          <table:table-cell office:value-type="string" calcext:value-type="string">
            <text:p>TERVEL_MAP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[.I10]" office:value-type="float" office:value="0.015129668" calcext:value-type="float">
            <text:p>0.015129668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3200" calcext:value-type="float">
            <text:p>3200</text:p>
          </table:table-cell>
          <table:table-cell office:value-type="string" calcext:value-type="string">
            <text:p>,</text:p>
          </table:table-cell>
          <table:table-cell table:formula="of:=[.I21]" office:value-type="float" office:value="0.625253554" calcext:value-type="float">
            <text:p>0.625253554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32000" calcext:value-type="float">
            <text:p>32000</text:p>
          </table:table-cell>
          <table:table-cell office:value-type="string" calcext:value-type="string">
            <text:p>,</text:p>
          </table:table-cell>
          <table:table-cell table:formula="of:=[.I32]" office:value-type="float" office:value="61.479444624" calcext:value-type="float">
            <text:p>61.479444624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320000" calcext:value-type="float">
            <text:p>320000</text:p>
          </table:table-cell>
          <table:table-cell office:value-type="string" calcext:value-type="string">
            <text:p>,</text:p>
          </table:table-cell>
          <table:table-cell table:formula="of:=[.I43]" office:value-type="float" office:value="8381.571189661" calcext:value-type="float">
            <text:p>8381.57118966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TBB_MAP</text:p>
          </table:table-cell>
          <table:table-cell office:value-type="float" office:value="0.021630189" calcext:value-type="float">
            <text:p>0.021630189</text:p>
          </table:table-cell>
          <table:table-cell office:value-type="float" office:value="7831.538231096" calcext:value-type="float">
            <text:p>7831.538231096</text:p>
          </table:table-cell>
          <table:table-cell office:value-type="float" office:value="0.017294031" calcext:value-type="float">
            <text:p>0.017294031</text:p>
          </table:table-cell>
          <table:table-cell office:value-type="float" office:value="2559.642587242" calcext:value-type="float">
            <text:p>2559.642587242</text:p>
          </table:table-cell>
          <table:table-cell office:value-type="float" office:value="0.017803907" calcext:value-type="float">
            <text:p>0.017803907</text:p>
          </table:table-cell>
          <table:table-cell office:value-type="float" office:value="7333.070853251" calcext:value-type="float">
            <text:p>7333.070853251</text:p>
          </table:table-cell>
          <table:table-cell office:value-type="float" office:value="0.020607627" calcext:value-type="float">
            <text:p>0.020607627</text:p>
          </table:table-cell>
          <table:table-cell office:value-type="float" office:value="9005.534163111" calcext:value-type="float">
            <text:p>9005.5341631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RVEL_MAP</text:p>
          </table:table-cell>
          <table:table-cell office:value-type="float" office:value="0.721971108" calcext:value-type="float">
            <text:p>0.721971108</text:p>
          </table:table-cell>
          <table:table-cell office:value-type="float" office:value="7181.725486666" calcext:value-type="float">
            <text:p>7181.725486666</text:p>
          </table:table-cell>
          <table:table-cell office:value-type="float" office:value="0.728783208" calcext:value-type="float">
            <text:p>0.728783208</text:p>
          </table:table-cell>
          <table:table-cell office:value-type="float" office:value="2555.365651155" calcext:value-type="float">
            <text:p>2555.365651155</text:p>
          </table:table-cell>
          <table:table-cell office:value-type="float" office:value="0.704268804" calcext:value-type="float">
            <text:p>0.704268804</text:p>
          </table:table-cell>
          <table:table-cell office:value-type="float" office:value="1625.037330291" calcext:value-type="float">
            <text:p>1625.037330291</text:p>
          </table:table-cell>
          <table:table-cell office:value-type="float" office:value="0.69879096" calcext:value-type="float">
            <text:p>0.69879096</text:p>
          </table:table-cell>
          <table:table-cell office:value-type="float" office:value="8381.571189661" calcext:value-type="float">
            <text:p>8381.571189661</text:p>
          </table:table-cell>
          <table:table-cell table:number-columns-repeated="19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UM_THRD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inearizabi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" calcext:value-type="float">
            <text:p>3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/>
          <table:table-cell office:value-type="string" calcext:value-type="string">
            <text:p>MAP (JIT-JIT)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[.C5]" office:value-type="float" office:value="2.285" calcext:value-type="float">
            <text:p>2.285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9600" calcext:value-type="float">
            <text:p>960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12.169" calcext:value-type="float">
            <text:p>12.169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96000" calcext:value-type="float">
            <text:p>96000</text:p>
          </table:table-cell>
          <table:table-cell office:value-type="string" calcext:value-type="string">
            <text:p>,</text:p>
          </table:table-cell>
          <table:table-cell table:formula="of:=[.C27]" office:value-type="float" office:value="674.476" calcext:value-type="float">
            <text:p>674.476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960000" calcext:value-type="float">
            <text:p>960000</text:p>
          </table:table-cell>
          <table:table-cell office:value-type="string" calcext:value-type="string">
            <text:p>,</text:p>
          </table:table-cell>
          <table:table-cell table:formula="of:=[.C38]" office:value-type="string" office:string-value="" calcext:value-type="error">
            <text:p>#VALUE!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office:value-type="string" calcext:value-type="string">
            <text:p>Verification (seconds)</text:p>
          </table:table-cell>
          <table:table-cell/>
          <table:table-cell office:value-type="string" calcext:value-type="string">
            <text:p>QUEUE (JIT-JIT)</text:p>
          </table:table-cell>
          <table:table-cell office:value-type="string" calcext:value-type="string">
            <text:p>(</text:p>
          </table:table-cell>
          <table:table-cell table:formula="of:=[.$B$1]*[.$B$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[.C6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9600" calcext:value-type="float">
            <text:p>9600</text:p>
          </table:table-cell>
          <table:table-cell office:value-type="string" calcext:value-type="string">
            <text:p>,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96000" calcext:value-type="float">
            <text:p>96000</text:p>
          </table:table-cell>
          <table:table-cell office:value-type="string" calcext:value-type="string">
            <text:p>,</text:p>
          </table:table-cell>
          <table:table-cell table:formula="of:=[.C28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960000" calcext:value-type="float">
            <text:p>960000</text:p>
          </table:table-cell>
          <table:table-cell office:value-type="string" calcext:value-type="string">
            <text:p>,</text:p>
          </table:table-cell>
          <table:table-cell table:formula="of:=[.C39]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MAP (JIT-JIT)</text:p>
          </table:table-cell>
          <table:table-cell office:value-type="float" office:value="2285" calcext:value-type="float">
            <text:p>2285</text:p>
          </table:table-cell>
          <table:table-cell table:formula="of:=[.B5]/1000" office:value-type="float" office:value="2.285" calcext:value-type="float">
            <text:p>2.285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.$B$1]*[.$B$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9600" calcext:value-type="float">
            <text:p>9600</text:p>
          </table:table-cell>
          <table:table-cell office:value-type="string" calcext:value-type="string">
            <text:p>,</text:p>
          </table:table-cell>
          <table:table-cell table:formula="of:=[.C18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96000" calcext:value-type="float">
            <text:p>96000</text:p>
          </table:table-cell>
          <table:table-cell office:value-type="string" calcext:value-type="string">
            <text:p>,</text:p>
          </table:table-cell>
          <table:table-cell table:formula="of:=[.C29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960000" calcext:value-type="float">
            <text:p>960000</text:p>
          </table:table-cell>
          <table:table-cell office:value-type="string" calcext:value-type="string">
            <text:p>,</text:p>
          </table:table-cell>
          <table:table-cell table:formula="of:=[.C40]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/>
          <table:table-cell table:formula="of:=[.B6]/1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.$B$1]*[.$B$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[.C8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9600" calcext:value-type="float">
            <text:p>9600</text:p>
          </table:table-cell>
          <table:table-cell office:value-type="string" calcext:value-type="string">
            <text:p>,</text:p>
          </table:table-cell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96000" calcext:value-type="float">
            <text:p>96000</text:p>
          </table:table-cell>
          <table:table-cell office:value-type="string" calcext:value-type="string">
            <text:p>,</text:p>
          </table:table-cell>
          <table:table-cell table:formula="of:=[.C30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960000" calcext:value-type="float">
            <text:p>960000</text:p>
          </table:table-cell>
          <table:table-cell office:value-type="string" calcext:value-type="string">
            <text:p>,</text:p>
          </table:table-cell>
          <table:table-cell table:formula="of:=[.C41]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</text:p>
          </table:table-cell>
          <table:table-cell table:formula="of:=[.$B$1]*[.$B$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[.C9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9600" calcext:value-type="float">
            <text:p>9600</text:p>
          </table:table-cell>
          <table:table-cell office:value-type="string" calcext:value-type="string">
            <text:p>,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96000" calcext:value-type="float">
            <text:p>96000</text:p>
          </table:table-cell>
          <table:table-cell office:value-type="string" calcext:value-type="string">
            <text:p>,</text:p>
          </table:table-cell>
          <table:table-cell table:formula="of:=[.C31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960000" calcext:value-type="float">
            <text:p>960000</text:p>
          </table:table-cell>
          <table:table-cell office:value-type="string" calcext:value-type="string">
            <text:p>,</text:p>
          </table:table-cell>
          <table:table-cell table:formula="of:=[.C42]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</text:p>
          </table:table-cell>
          <table:table-cell table:formula="of:=[.$B$1]*[.$B$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[.C10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12]*[.$B$13]" office:value-type="float" office:value="9600" calcext:value-type="float">
            <text:p>9600</text:p>
          </table:table-cell>
          <table:table-cell office:value-type="string" calcext:value-type="string">
            <text:p>,</text:p>
          </table:table-cell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23]*[.$B$24]" office:value-type="float" office:value="96000" calcext:value-type="float">
            <text:p>96000</text:p>
          </table:table-cell>
          <table:table-cell office:value-type="string" calcext:value-type="string">
            <text:p>,</text:p>
          </table:table-cell>
          <table:table-cell table:formula="of:=[.C32]" office:value-type="float" office:value="0" calcext:value-type="float">
            <text:p>0</text:p>
          </table:table-cell>
          <table:table-cell office:value-type="string" calcext:value-type="string">
            <text:p>)(</text:p>
          </table:table-cell>
          <table:table-cell table:formula="of:=[.$B$34]*[.$B$35]" office:value-type="float" office:value="960000" calcext:value-type="float">
            <text:p>960000</text:p>
          </table:table-cell>
          <table:table-cell office:value-type="string" calcext:value-type="string">
            <text:p>,</text:p>
          </table:table-cell>
          <table:table-cell table:formula="of:=[.C43]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0" calcext:value-type="float">
            <text:p>32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office:value-type="string" calcext:value-type="string">
            <text:p>Verification (seconds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P (JIT-JIT)</text:p>
          </table:table-cell>
          <table:table-cell office:value-type="float" office:value="12169" calcext:value-type="float">
            <text:p>12169</text:p>
          </table:table-cell>
          <table:table-cell table:formula="of:=[.B16]/1000" office:value-type="float" office:value="12.169" calcext:value-type="float">
            <text:p>12.169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B17]/100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00" calcext:value-type="float">
            <text:p>320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office:value-type="string" calcext:value-type="string">
            <text:p>Verification (seconds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P (JIT-JIT)</text:p>
          </table:table-cell>
          <table:table-cell office:value-type="float" office:value="674476" calcext:value-type="float">
            <text:p>674476</text:p>
          </table:table-cell>
          <table:table-cell table:formula="of:=[.B27]/1000" office:value-type="float" office:value="674.476" calcext:value-type="float">
            <text:p>674.47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B28]/100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000" calcext:value-type="float">
            <text:p>3200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office:value-type="string" calcext:value-type="string">
            <text:p>Verification (seconds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P (JIT-JIT)</text:p>
          </table:table-cell>
          <table:table-cell office:value-type="string" calcext:value-type="string">
            <text:p>Timeout</text:p>
          </table:table-cell>
          <table:table-cell table:formula="of:=[.B38]/1000" office:value-type="string" office:string-value="" calcext:value-type="error">
            <text:p>#VALUE!</text:p>
          </table:table-cell>
          <table:table-cell table:number-columns-repeated="19"/>
        </table:table-row>
        <table:table-row table:style-name="ro1">
          <table:table-cell/>
          <table:table-cell table:style-name="ce1"/>
          <table:table-cell table:formula="of:=[.B39]/100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table:number-columns-repeated="2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" calcext:value-type="float">
            <text:p>3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seconds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+LRU</text:p>
          </table:table-cell>
          <table:table-cell office:value-type="float" office:value="0.00412803" calcext:value-type="float">
            <text:p>0.004128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</text:p>
          </table:table-cell>
          <table:table-cell office:value-type="float" office:value="0.00364727" calcext:value-type="float">
            <text:p>0.00364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+P</text:p>
          </table:table-cell>
          <table:table-cell office:value-type="float" office:value="0.425629" calcext:value-type="float">
            <text:p>0.425629</text:p>
          </table:table-cell>
          <table:table-cell table:number-columns-repeated="2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0" calcext:value-type="float">
            <text:p>32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+LRU</text:p>
          </table:table-cell>
          <table:table-cell office:value-type="float" office:value="52.9155" calcext:value-type="float">
            <text:p>52.91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</text:p>
          </table:table-cell>
          <table:table-cell office:value-type="float" office:value="10.5874" calcext:value-type="float">
            <text:p>10.58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+P</text:p>
          </table:table-cell>
          <table:table-cell office:value-type="float" office:value="0.568934" calcext:value-type="float">
            <text:p>0.568934</text:p>
          </table:table-cell>
          <table:table-cell table:number-columns-repeated="2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00" calcext:value-type="float">
            <text:p>320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+LRU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CK WG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CK WGL+P</text:p>
          </table:table-cell>
          <table:table-cell office:value-type="float" office:value="3653.14" calcext:value-type="float">
            <text:p>3653.14</text:p>
          </table:table-cell>
          <table:table-cell table:number-columns-repeated="2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NUM_THRDS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ST_SIZE</text:p>
          </table:table-cell>
          <table:table-cell office:value-type="float" office:value="320000" calcext:value-type="float">
            <text:p>3200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inearizability</text:p>
          </table:table-cell>
          <table:covered-table-cell/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ification (milliseconds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CK WGL+LRU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CK WGL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STACK WGL+P</text:p>
          </table:table-cell>
          <table:table-cell table:style-name="ce1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2:07:18.672130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29:35.432406241</meta:creation-date>
    <dc:date>2019-08-01T16:21:18.048431183</dc:date>
    <meta:editing-duration>P2DT4H40M</meta:editing-duration>
    <meta:editing-cycles>23</meta:editing-cycles>
    <meta:generator>LibreOffice/6.0.7.3$Linux_X86_64 LibreOffice_project/00m0$Build-3</meta:generator>
    <meta:document-statistic meta:table-count="2" meta:cell-count="908" meta:object-count="0"/>
  </office:meta>
</office:document-meta>
</file>